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7942" officeooo:paragraph-rsid="001c7942"/>
    </style:style>
    <style:style style:name="P2" style:family="paragraph" style:parent-style-name="Standard" style:list-style-name="L1">
      <style:text-properties officeooo:rsid="001c7942" officeooo:paragraph-rsid="001c7942"/>
    </style:style>
    <style:style style:name="P3" style:family="paragraph" style:parent-style-name="Standard" style:list-style-name="L1">
      <style:text-properties officeooo:rsid="001dcbdb" officeooo:paragraph-rsid="001dcbdb"/>
    </style:style>
    <style:style style:name="P4" style:family="paragraph" style:parent-style-name="Standard">
      <style:text-properties officeooo:rsid="001dcbdb" officeooo:paragraph-rsid="001dcbdb"/>
    </style:style>
    <style:style style:name="P5" style:family="paragraph" style:parent-style-name="Standard" style:list-style-name="L1">
      <style:text-properties officeooo:rsid="002289d2" officeooo:paragraph-rsid="002289d2"/>
    </style:style>
    <style:style style:name="T1" style:family="text">
      <style:text-properties officeooo:rsid="001f1e22"/>
    </style:style>
    <style:style style:name="T2" style:family="text">
      <style:text-properties officeooo:rsid="002289d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  <text:list xml:id="list1929091145514486709" text:style-name="L1">
        <text:list-item>
          <text:p text:style-name="P5">c</text:p>
        </text:list-item>
        <text:list-item>
          <text:p text:style-name="P2">d</text:p>
        </text:list-item>
        <text:list-item>
          <text:p text:style-name="P2">c</text:p>
        </text:list-item>
        <text:list-item>
          <text:p text:style-name="P2">c b</text:p>
        </text:list-item>
        <text:list-item>
          <text:p text:style-name="P2">d</text:p>
        </text:list-item>
        <text:list-item>
          <text:p text:style-name="P2">a</text:p>
        </text:list-item>
        <text:list-item>
          <text:p text:style-name="P2">d</text:p>
        </text:list-item>
        <text:list-item>
          <text:p text:style-name="P2">b</text:p>
        </text:list-item>
        <text:list-item>
          <text:p text:style-name="P5">c</text:p>
        </text:list-item>
        <text:list-item>
          <text:p text:style-name="P2">d</text:p>
        </text:list-item>
        <text:list-item>
          <text:p text:style-name="P3">b a</text:p>
        </text:list-item>
        <text:list-item>
          <text:p text:style-name="P3">b c</text:p>
        </text:list-item>
        <text:list-item>
          <text:p text:style-name="P3">a</text:p>
        </text:list-item>
        <text:list-item>
          <text:p text:style-name="P3">a</text:p>
        </text:list-item>
        <text:list-item>
          <text:p text:style-name="P3">c <text:span text:style-name="T2">a</text:span>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16:04:19.318552358</meta:creation-date>
    <dc:date>2020-05-22T16:45:03.372789903</dc:date>
    <meta:editing-duration>PT10M1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35" meta:character-count="63" meta:non-whitespace-character-count="59"/>
  </office:meta>
</office:document-meta>
</file>